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4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P1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P2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P3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P4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P4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4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P4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4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1" style:family="paragraph" style:parent-style-name="Table_20_Contents">
      <style:text-properties officeooo:paragraph-rsid="005460a5"/>
    </style:style>
    <style:style style:name="P52" style:family="paragraph" style:parent-style-name="Standard">
      <style:text-properties fo:font-size="2pt" style:font-size-asian="2pt" style:font-size-complex="2pt"/>
    </style:style>
    <style:style style:name="P53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4" style:family="paragraph" style:parent-style-name="Standard">
      <style:text-properties officeooo:rsid="00ad7c61" officeooo:paragraph-rsid="006432c5"/>
    </style:style>
    <style:style style:name="P5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P5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8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6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6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P67" style:family="paragraph" style:parent-style-name="Standard">
      <loext:graphic-properties draw:fill="none"/>
      <style:paragraph-properties fo:margin-left="5.9cm" fo:margin-right="0cm" fo:margin-top="0cm" fo:margin-bottom="0cm" loext:contextual-spacing="false" fo:line-height="0.353cm" fo:text-align="start" style:justify-single-word="false" fo:orphans="0" fo:widows="0" fo:text-indent="0cm" style:auto-text-indent="false" fo:background-color="transparent" style:text-autospace="none"/>
      <style:text-properties style:use-window-font-color="true" style:text-position="-5% 100%" style:font-name="Lucida Sans" fo:font-size="8pt" fo:letter-spacing="-0.009cm" fo:font-weight="bold" officeooo:rsid="005460a5" officeooo:paragraph-rsid="016f737e" fo:background-color="transparent" style:font-size-asian="8pt" style:font-weight-asian="bold" style:font-name-complex="Lucida Sans" style:font-size-complex="8pt" style:font-weight-complex="bold"/>
    </style:style>
    <style:style style:name="P68" style:family="paragraph" style:parent-style-name="Standard">
      <loext:graphic-properties draw:fill="none"/>
      <style:paragraph-properties fo:margin-left="5.9cm" fo:margin-right="0cm" fo:margin-top="0cm" fo:margin-bottom="0cm" loext:contextual-spacing="true" fo:text-align="start" style:justify-single-word="false" fo:text-indent="0cm" style:auto-text-indent="false" fo:background-color="transparent"/>
      <style:text-properties fo:color="#221f1f" style:text-position="-5% 100%" style:font-name="Lucida Sans" fo:font-size="9pt" fo:letter-spacing="-0.012cm" fo:font-weight="normal" officeooo:rsid="005460a5" officeooo:paragraph-rsid="016f737e" fo:background-color="transparent" style:font-size-asian="9pt" style:font-weight-asian="normal" style:font-name-complex="Lucida Sans" style:font-size-complex="9pt" style:font-weight-complex="normal"/>
    </style:style>
    <style:style style:name="P69" style:family="paragraph" style:parent-style-name="Frame_20_contents">
      <style:paragraph-properties fo:text-align="justify" style:justify-single-word="false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P73" style:family="paragraph" style:parent-style-name="Standard">
      <style:text-properties officeooo:paragraph-rsid="006432c5"/>
    </style:style>
    <style:style style:name="P74" style:family="paragraph" style:parent-style-name="Standard">
      <loext:graphic-properties draw:fill="none"/>
      <style:paragraph-properties fo:margin-left="5.9cm" fo:margin-right="0cm" fo:margin-top="0cm" fo:margin-bottom="0cm" loext:contextual-spacing="false" fo:line-height="0.353cm" fo:text-align="start" style:justify-single-word="false" fo:orphans="0" fo:widows="0" fo:text-indent="0cm" style:auto-text-indent="false" fo:background-color="transparent" style:text-autospace="none"/>
      <style:text-properties style:use-window-font-color="true" style:text-position="-5% 100%" style:font-name="Lucida Sans" fo:font-size="8pt" fo:letter-spacing="-0.009cm" fo:font-weight="bold" officeooo:rsid="005460a5" officeooo:paragraph-rsid="016f737e" fo:background-color="transparent" style:font-size-asian="8pt" style:font-weight-asian="bold" style:font-name-complex="Lucida Sans" style:font-size-complex="8pt" style:font-weight-complex="bold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c3d3e" style:font-style-asian="normal" style:font-style-complex="normal"/>
    </style:style>
    <style:style style:name="T48" style:family="text">
      <style:text-properties fo:color="#221f1f" fo:letter-spacing="-0.012cm" fo:font-weight="normal" style:font-weight-asian="normal" style:font-weight-complex="normal"/>
    </style:style>
    <style:style style:name="T4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weight="normal" officeooo:rsid="008f8dcf" style:font-weight-asian="normal" style:font-weight-complex="normal"/>
    </style:style>
    <style:style style:name="T54" style:family="text">
      <style:text-properties style:text-position="-5% 100%" fo:font-weight="bold" officeooo:rsid="008f8dcf" style:font-weight-asian="bold" style:font-weight-complex="bold"/>
    </style:style>
    <style:style style:name="T55" style:family="text">
      <style:text-properties style:text-position="-6% 100%" fo:font-style="normal" style:font-style-asian="normal" style:font-style-complex="normal"/>
    </style:style>
    <style:style style:name="T56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fo:color="#000000" fo:letter-spacing="0.004cm" fo:font-style="normal" style:font-style-asian="normal" style:font-style-complex="normal"/>
    </style:style>
    <style:style style:name="T60" style:family="text">
      <style:text-properties fo:color="#000000" fo:letter-spacing="-0.007cm" fo:font-style="normal" style:font-style-asian="normal" style:font-style-complex="normal"/>
    </style:style>
    <style:style style:name="T61" style:family="text">
      <style:text-properties fo:color="#000000" fo:letter-spacing="-0.007cm" fo:font-style="normal" officeooo:rsid="00105b3d" style:font-style-asian="normal" style:font-style-complex="normal"/>
    </style:style>
    <style:style style:name="T62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4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T67" style:family="text">
      <style:text-properties fo:font-size="9pt" style:font-size-asian="9pt" style:font-size-complex="9pt"/>
    </style:style>
    <style:style style:name="T68" style:family="text">
      <style:text-properties fo:font-size="9pt" fo:letter-spacing="-0.012cm" style:font-size-asian="9pt" style:font-size-complex="9pt"/>
    </style:style>
    <style:style style:name="T69" style:family="text">
      <style:text-properties fo:letter-spacing="-0.009cm"/>
    </style:style>
    <style:style style:name="T70" style:family="text">
      <style:text-properties fo:letter-spacing="-0.016cm"/>
    </style:style>
    <style:style style:name="T71" style:family="text">
      <style:text-properties officeooo:rsid="00854325"/>
    </style:style>
    <style:style style:name="fr1" style:family="graphic" style:parent-style-name="Frame">
      <style:graphic-properties style:run-through="foreground" style:wrap="right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0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2"><text:placeholder text:placeholder-type="text">&lt;line.name + (line._fields.get('lot_ids') and line.lot_ids.filtered('dispatch_number') and '. Despachos: %s' % ', '.join(line.lot_ids.filtered('dispatch_number').mapped('dispatch_number')) or '') + (o.journal_id.afip_ws == 'wsbfe' and  line.product_id.l10n_ar_ncm_code and '. NCM: %s' % line.product_id.l10n_ar_ncm_code or '')&gt;</text:placeholder></text:p>
          </table:table-cell>
          <table:table-cell table:style-name="Tabla4.A2" office:value-type="string">
            <text:p text:style-name="P30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1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2"><text:text-input text:description="&lt;formatLang(line.discount)&gt;">10,5%</text:text-input></text:p>
          </table:table-cell>
          <table:table-cell table:style-name="Tabla4.A2" office:value-type="string">
            <text:p text:style-name="P28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27"><text:span text:style-name="T19"><text:text-input text:description="&lt;formatLang(line.quantity)&gt;">25,45</text:text-input></text:span><text:span text:style-name="T19"><text:s/>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29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1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4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2.224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5" style:family="table-row">
      <style:table-row-properties style:min-row-height="0.489cm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2.999cm"/>
    </style:style>
    <style:style style:name="Table2.A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4" style:family="paragraph" style:parent-style-name="Table_20_Contents">
      <style:text-properties officeooo:paragraph-rsid="005460a5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4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57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MP58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59" style:family="paragraph" style:parent-style-name="Frame_20_contents">
      <style:paragraph-properties fo:text-align="justify" style:justify-single-word="false"/>
    </style:style>
    <style:style style:name="MP60" style:family="paragraph" style:parent-style-name="Standard">
      <loext:graphic-properties draw:fill="none"/>
      <style:paragraph-properties fo:margin-left="5.9cm" fo:margin-right="0cm" fo:margin-top="0cm" fo:margin-bottom="0cm" loext:contextual-spacing="false" fo:line-height="0.353cm" fo:text-align="start" style:justify-single-word="false" fo:orphans="0" fo:widows="0" fo:text-indent="0cm" style:auto-text-indent="false" fo:background-color="transparent" style:text-autospace="none"/>
      <style:text-properties style:use-window-font-color="true" style:text-position="-5% 100%" style:font-name="Lucida Sans" fo:font-size="8pt" fo:letter-spacing="-0.009cm" fo:font-weight="bold" officeooo:rsid="005460a5" officeooo:paragraph-rsid="016f737e" fo:background-color="transparent" style:font-size-asian="8pt" style:font-weight-asian="bold" style:font-name-complex="Lucida Sans" style:font-size-complex="8pt" style:font-weight-complex="bold"/>
    </style:style>
    <style:style style:name="MP61" style:family="paragraph" style:parent-style-name="Standard">
      <loext:graphic-properties draw:fill="none"/>
      <style:paragraph-properties fo:margin-left="5.9cm" fo:margin-right="0cm" fo:margin-top="0cm" fo:margin-bottom="0cm" loext:contextual-spacing="true" fo:text-align="start" style:justify-single-word="false" fo:text-indent="0cm" style:auto-text-indent="false" fo:background-color="transparent"/>
      <style:text-properties fo:color="#221f1f" style:text-position="-5% 100%" style:font-name="Lucida Sans" fo:font-size="9pt" fo:letter-spacing="-0.012cm" fo:font-weight="normal" officeooo:rsid="005460a5" officeooo:paragraph-rsid="016f737e" fo:background-color="transparent" style:font-size-asian="9pt" style:font-weight-asian="normal" style:font-name-complex="Lucida Sans" style:font-size-complex="9pt" style:font-weight-complex="normal"/>
    </style:style>
    <style:style style:name="MP62" style:family="paragraph" style:parent-style-name="Standard">
      <style:text-properties officeooo:rsid="00ad7c61" officeooo:paragraph-rsid="006432c5"/>
    </style:style>
    <style:style style:name="MP63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12cm" style:font-size-asian="9pt" style:font-size-complex="9pt"/>
    </style:style>
    <style:style style:name="MT22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fo:letter-spacing="-0.007cm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6" style:family="text">
      <style:text-properties fo:letter-spacing="-0.007cm" fo:font-style="normal" officeooo:rsid="001c3d3e" style:font-style-asian="normal" style:font-style-complex="normal"/>
    </style:style>
    <style:style style:name="MT67" style:family="text">
      <style:text-properties fo:letter-spacing="-0.009cm"/>
    </style:style>
    <style:style style:name="MT68" style:family="text">
      <style:text-properties fo:letter-spacing="-0.016cm"/>
    </style:style>
    <style:style style:name="MT69" style:family="text">
      <style:text-properties officeooo:rsid="00854325"/>
    </style:style>
    <style:style style:name="MT70" style:family="text">
      <style:text-properties fo:color="#221f1f" fo:letter-spacing="-0.012cm" fo:font-weight="normal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run-through="foreground" style:wrap="right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0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4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26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26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27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28"><text:span text:style-name="MT43"><text:placeholder text:placeholder-type="text">&lt;o.afip_incoterm_id and 'Incoterms:' or ''&gt;</text:placeholder></text:span><text:span text:style-name="MT43"><text:s/></text:span><text:span text:style-name="MT44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0"><text:span text:style-name="MT49">Vencimientos</text:span><text:span text:style-name="MT50">: </text:span><text:span text:style-name="MT50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31"><text:span text:style-name="MT51"><text:text-input text:description="&lt;o.afip_concept in ['2', '3', '4'] and &quot;Fecha servicio:&quot;&gt;">Fecha Servicio:</text:text-input></text:span><text:span text:style-name="MT51"><text:s/>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3"><text:span text:style-name="MT53">Doc. Origen</text:span><text:span text:style-name="MT54">:</text:span><text:span text:style-name="MT55"> </text:span><text:span text:style-name="MT56"><text:text-input text:description="&lt;o.origin&gt;">R1231231 – R1231321</text:text-input></text:span></text:p>
              <text:p text:style-name="MP34"><text:span text:style-name="MT57">Referencia: </text:span><text:span text:style-name="MT58"><text:placeholder text:placeholder-type="text">&lt;o.name&gt;</text:placeholder></text:span></text:p>
              <text:p text:style-name="MP34"><text:span text:style-name="MT59"><text:text-input text:description="&lt;o._fields.get('picking_ids') and o.picking_ids.mapped('voucher_ids') and 'Remitos: ' or ''&gt;">Remitos: </text:text-input></text:span><text:span text:style-name="MT60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62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9"><text:span text:style-name="MT64">OBSERVACIONES</text:span>: <text:span text:style-name="MT65"><text:placeholder text:placeholder-type="text">&lt;o.comment&gt;</text:placeholder></text:span></text:p>
              <text:p text:style-name="MP40"><text:placeholder text:placeholder-type="text">&lt;if test="o.journal_id.afip_ws == 'wsbfe'"&gt;</text:placeholder></text:p>
              <text:p text:style-name="MP40">* EL ADQUIRENTE ASUME EL COMPROMISO, EN CARÁCTER DE DECLARACION JURADA, DE NO EXPORTAR EL BIEN DURANTE EL PLAZO DE TRES 3 AÑOS CONTADOS A PARTIR DE SU ADQUISICION</text:p>
              <text:p text:style-name="MP41"><text:placeholder text:placeholder-type="text">&lt;/if&gt;</text:placeholder></text:p>
              <text:p text:style-name="MP40"><text:placeholder text:placeholder-type="text">&lt;if test="o.document_type_id.code in ['201', '202', '206', '207', '211', '212']"&gt;</text:placeholder></text:p>
              <text:p text:style-name="MP41"><text:placeholder text:placeholder-type="text">&lt;"CBU de PAGO: %s" % (o.partner_bank_id.cbu or "")&gt;</text:placeholder></text:p>
              <text:p text:style-name="MP41"><text:placeholder text:placeholder-type="text">&lt;/if&gt;</text:placeholder></text:p>
              <text:p text:style-name="MP41"><text:text-input text:description="&lt;if test=&quot;o.currency_id != o.company_id.currency_id or o._fields.get('move_currency_id') and o.move_currency_id&quot;&gt;">if</text:text-input></text:p>
              <text:p text:style-name="MP41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/text:p>
              <text:p text:style-name="MP41"><text:text-input text:description="&lt;/if&gt;">if</text:text-input></text:p>
              <text:p text:style-name="MP42"/>
            </table:table-cell>
            <table:table-cell table:style-name="Tabla1.B1" office:value-type="string">
              <text:p text:style-name="MP43"><text:span text:style-name="MT66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4"/>
            </table:table-cell>
            <table:table-cell table:style-name="Tabla1.D1" office:value-type="string">
              <text:p text:style-name="MP45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6">IMPUESTOS</text:p>
            </table:table-cell>
            <table:table-cell table:style-name="Tabla1.C2" office:value-type="string">
              <text:p text:style-name="MP47">Base</text:p>
            </table:table-cell>
            <table:table-cell table:style-name="Tabla1.D2" office:value-type="string">
              <text:p text:style-name="MP47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8"><text:text-input text:description="&lt;for each=&quot;line in o.report_tax_line_ids&quot;&gt;">For each line</text:text-input></text:p>
              <text:p text:style-name="MP49"><text:text-input text:description="&lt;line.tax_id.description&gt;">IVA 21%</text:text-input></text:p>
              <text:p text:style-name="MP50"><text:text-input text:description="&lt;/for&gt;">End For</text:text-input></text:p>
            </table:table-cell>
            <table:table-cell table:style-name="Tabla1.C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formatLang(line.base)&gt;">200,5</text:text-input></text:p>
              <text:p text:style-name="MP53"><text:text-input text:description="&lt;/for&gt;">End For</text:text-input></text:p>
            </table:table-cell>
            <table:table-cell table:style-name="Tabla1.D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formatLang(line.amount)&gt;">99.999,99</text:text-input></text:p>
              <text:p text:style-name="MP53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4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1.C4" office:value-type="string">
              <text:p text:style-name="MP55"/>
            </table:table-cell>
            <table:table-cell table:style-name="Tabla1.D4" office:value-type="string">
              <text:p text:style-name="MP56"><text:text-input text:description="&lt;formatLang(o.amount_total)&gt;">99.999,99</text:text-input></text:p>
            </table:table-cell>
          </table:table-row>
          <table:table-row table:style-name="Tabla1.5">
            <table:table-cell table:style-name="Tabla1.A5" table:number-columns-spanned="4" office:value-type="string">
              <text:p text:style-name="MP57"><text:span text:style-name="MT69">Son: </text:span><text:span text:style-name="MT69"><text:placeholder text:placeholder-type="text">&lt;o.currency_id.name or o.company_id.currency_id.name&gt;</text:placeholder></text:span><text:span text:style-name="MT69"><text:s/></text:span><text:span text:style-name="MT69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58"><draw:frame draw:style-name="Mfr3" draw:name="image: asimage(o.image_qr, size_x=90,size_y=90,hold_ratio=True)" text:anchor-type="paragraph" svg:x="1.134cm" svg:y="0.277cm" svg:width="3.274cm" draw:z-index="2"><draw:text-box fo:min-height="2.893cm"><text:p text:style-name="MP59"/></draw:text-box></draw:frame>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0"><text:span text:style-name="MT70"/></text:p>
              <text:p text:style-name="MP60"><text:span text:style-name="MT70">CAE: </text:span><text:span text:style-name="MT70"><text:placeholder text:placeholder-type="text">&lt;o.afip_cae&gt;</text:placeholder></text:span><text:span text:style-name="MT70"><text:s/>- </text:span></text:p>
              <text:p text:style-name="MP60"><text:span text:style-name="MT70">Fecha Vto. CAE: </text:span><text:span text:style-name="MT70"><text:placeholder text:placeholder-type="text">&lt;formatLang(o.afip_cae_due,date=True)&gt;</text:placeholder></text:span></text:p>
              <text:p text:style-name="MP61"><text:placeholder text:placeholder-type="text">&lt;o.afip_barcode&gt;</text:placeholder></text:p>
            </table:table-cell>
          </table:table-row>
        </table:table>
        <text:p text:style-name="MP62"/>
        <text:p text:style-name="MP6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2-01T14:26:36.666137445</dc:date>
    <meta:editing-duration>P3DT5H53M26S</meta:editing-duration>
    <meta:editing-cycles>568</meta:editing-cycles>
    <meta:generator>LibreOffice/6.4.6.2$Linux_X86_64 LibreOffice_project/40$Build-2</meta:generator>
    <meta:document-statistic meta:table-count="7" meta:image-count="0" meta:object-count="0" meta:page-count="1" meta:paragraph-count="82" meta:word-count="438" meta:character-count="2695" meta:non-whitespace-character-count="2502"/>
  </office:meta>
</office:document-meta>
</file>